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1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count</text:p>
          </table:table-cell>
          <table:table-cell office:value-type="string">
            <text:p>total</text:p>
          </table:table-cell>
          <table:table-cell office:value-type="string">
            <text:p>average</text:p>
          </table:table-cell>
          <table:table-cell office:value-type="string">
            <text:p>plusorminus</text:p>
          </table:table-cell>
          <table:table-cell office:value-type="string">
            <text:p>percentage</text:p>
          </table:table-cell>
          <table:table-cell table:number-columns-repeated="5"/>
        </table:table-row>
        <table:table-row table:style-name="ro2">
          <table:table-cell office:value-type="string">
            <text:p>vanilla-wp44-issue-15-5</text:p>
          </table:table-cell>
          <table:table-cell office:value-type="float" office:value="740">
            <text:p>740</text:p>
          </table:table-cell>
          <table:table-cell office:value-type="float" office:value="423.249522">
            <text:p>423.249522</text:p>
          </table:table-cell>
          <table:table-cell office:value-type="float" office:value="0.57195881351351">
            <text:p>0.5719588135</text:p>
          </table:table-cell>
          <table:table-cell table:number-columns-repeated="2" office:value-type="float" office:value="0">
            <text:p>0</text:p>
          </table:table-cell>
          <table:table-cell table:formula="of:=SUM([.C2:.C6])" office:value-type="float" office:value="2110.649878">
            <text:p>2110.649878</text:p>
          </table:table-cell>
          <table:table-cell table:formula="of:=SUM([.D2:.D6])" office:value-type="float" office:value="2.85222956486486">
            <text:p>2.8522295649</text:p>
          </table:table-cell>
          <table:table-cell table:formula="of:=[.H2]/5" office:value-type="float" office:value="0.570445912972972">
            <text:p>0.57044591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anilla-wp44-1</text:p>
          </table:table-cell>
          <table:table-cell office:value-type="float" office:value="740">
            <text:p>740</text:p>
          </table:table-cell>
          <table:table-cell office:value-type="float" office:value="422.787858">
            <text:p>422.787858</text:p>
          </table:table-cell>
          <table:table-cell office:value-type="float" office:value="0.57133494324324">
            <text:p>0.5713349432</text:p>
          </table:table-cell>
          <table:table-cell office:value-type="float" office:value="-0.00062387027026967">
            <text:p>-0.0006238703</text:p>
          </table:table-cell>
          <table:table-cell office:value-type="float" office:value="-0.10907608302026">
            <text:p>-0.109076083</text:p>
          </table:table-cell>
          <table:table-cell table:number-columns-repeated="5"/>
        </table:table-row>
        <table:table-row table:style-name="ro2">
          <table:table-cell office:value-type="string">
            <text:p>vanilla-wp44-2</text:p>
          </table:table-cell>
          <table:table-cell office:value-type="float" office:value="740">
            <text:p>740</text:p>
          </table:table-cell>
          <table:table-cell office:value-type="float" office:value="442.293232">
            <text:p>442.293232</text:p>
          </table:table-cell>
          <table:table-cell office:value-type="float" office:value="0.59769355675676">
            <text:p>0.5976935568</text:p>
          </table:table-cell>
          <table:table-cell office:value-type="float" office:value="0.025734743243244">
            <text:p>0.0257347432</text:p>
          </table:table-cell>
          <table:table-cell office:value-type="float" office:value="4.4994049632973">
            <text:p>4.4994049633</text:p>
          </table:table-cell>
          <table:table-cell table:number-columns-repeated="5"/>
        </table:table-row>
        <table:table-row table:style-name="ro2">
          <table:table-cell office:value-type="string">
            <text:p>vanilla-wp44-3</text:p>
          </table:table-cell>
          <table:table-cell office:value-type="float" office:value="740">
            <text:p>740</text:p>
          </table:table-cell>
          <table:table-cell office:value-type="float" office:value="413.849231">
            <text:p>413.849231</text:p>
          </table:table-cell>
          <table:table-cell office:value-type="float" office:value="0.55925571756757">
            <text:p>0.5592557176</text:p>
          </table:table-cell>
          <table:table-cell office:value-type="float" office:value="-0.012703095945947">
            <text:p>-0.0127030959</text:p>
          </table:table-cell>
          <table:table-cell office:value-type="float" office:value="-2.2209808898498">
            <text:p>-2.2209808898</text:p>
          </table:table-cell>
          <table:table-cell table:number-columns-repeated="5"/>
        </table:table-row>
        <table:table-row table:style-name="ro2">
          <table:table-cell office:value-type="string">
            <text:p>vanilla-wp44-4</text:p>
          </table:table-cell>
          <table:table-cell office:value-type="float" office:value="740">
            <text:p>740</text:p>
          </table:table-cell>
          <table:table-cell office:value-type="float" office:value="408.470035">
            <text:p>408.470035</text:p>
          </table:table-cell>
          <table:table-cell office:value-type="float" office:value="0.55198653378378">
            <text:p>0.5519865338</text:p>
          </table:table-cell>
          <table:table-cell office:value-type="float" office:value="-0.01997227972973">
            <text:p>-0.0199722797</text:p>
          </table:table-cell>
          <table:table-cell office:value-type="float" office:value="-3.4919087280151">
            <text:p>-3.491908728</text:p>
          </table:table-cell>
          <table:table-cell table:number-columns-repeated="5"/>
        </table:table-row>
        <table:table-row table:style-name="ro2">
          <table:table-cell office:value-type="string">
            <text:p>vanilla-wp453</text:p>
          </table:table-cell>
          <table:table-cell office:value-type="float" office:value="740">
            <text:p>740</text:p>
          </table:table-cell>
          <table:table-cell office:value-type="float" office:value="426.818572">
            <text:p>426.818572</text:p>
          </table:table-cell>
          <table:table-cell office:value-type="float" office:value="0.57678185405405">
            <text:p>0.5767818541</text:p>
          </table:table-cell>
          <table:table-cell office:value-type="float" office:value="0.0048230405405403">
            <text:p>0.0048230405</text:p>
          </table:table-cell>
          <table:table-cell office:value-type="float" office:value="0.84324962332735">
            <text:p>0.8432496233</text:p>
          </table:table-cell>
          <table:table-cell table:formula="of:=SUM([.C7:.C11])" office:value-type="float" office:value="2122.231905">
            <text:p>2122.231905</text:p>
          </table:table-cell>
          <table:table-cell table:formula="of:=SUM([.D7:.D11])" office:value-type="float" office:value="2.86788095270269">
            <text:p>2.8678809527</text:p>
          </table:table-cell>
          <table:table-cell table:formula="of:=[.H7]/5" office:value-type="float" office:value="0.573576190540538">
            <text:p>0.5735761905</text:p>
          </table:table-cell>
          <table:table-cell table:formula="of:=[.I7]-[.I2]" office:value-type="float" office:value="0.00313027756756612">
            <text:p>0.0031302776</text:p>
          </table:table-cell>
          <table:table-cell table:formula="of:=[.J7]/[.I2]" office:value-type="percentage" office:value="0.00548742220143566">
            <text:p>0.55%</text:p>
          </table:table-cell>
        </table:table-row>
        <table:table-row table:style-name="ro2">
          <table:table-cell office:value-type="string">
            <text:p>vanilla-wp453-1</text:p>
          </table:table-cell>
          <table:table-cell office:value-type="float" office:value="740">
            <text:p>740</text:p>
          </table:table-cell>
          <table:table-cell office:value-type="float" office:value="424.304156">
            <text:p>424.304156</text:p>
          </table:table-cell>
          <table:table-cell office:value-type="float" office:value="0.57338399459459">
            <text:p>0.5733839946</text:p>
          </table:table-cell>
          <table:table-cell office:value-type="float" office:value="0.0014251810810804">
            <text:p>0.0014251811</text:p>
          </table:table-cell>
          <table:table-cell office:value-type="float" office:value="0.24917547337466">
            <text:p>0.2491754734</text:p>
          </table:table-cell>
          <table:table-cell table:number-columns-repeated="5"/>
        </table:table-row>
        <table:table-row table:style-name="ro2">
          <table:table-cell office:value-type="string">
            <text:p>vanilla-wp453-2</text:p>
          </table:table-cell>
          <table:table-cell office:value-type="float" office:value="740">
            <text:p>740</text:p>
          </table:table-cell>
          <table:table-cell office:value-type="float" office:value="420.901817">
            <text:p>420.901817</text:p>
          </table:table-cell>
          <table:table-cell office:value-type="float" office:value="0.56878623918919">
            <text:p>0.5687862392</text:p>
          </table:table-cell>
          <table:table-cell office:value-type="float" office:value="-0.0031725743243239">
            <text:p>-0.0031725743</text:p>
          </table:table-cell>
          <table:table-cell office:value-type="float" office:value="-0.55468580068466">
            <text:p>-0.5546858007</text:p>
          </table:table-cell>
          <table:table-cell table:number-columns-repeated="5"/>
        </table:table-row>
        <table:table-row table:style-name="ro2">
          <table:table-cell office:value-type="string">
            <text:p>vanilla-wp453-3</text:p>
          </table:table-cell>
          <table:table-cell office:value-type="float" office:value="740">
            <text:p>740</text:p>
          </table:table-cell>
          <table:table-cell office:value-type="float" office:value="419.73802">
            <text:p>419.73802</text:p>
          </table:table-cell>
          <table:table-cell office:value-type="float" office:value="0.56721354054054">
            <text:p>0.5672135405</text:p>
          </table:table-cell>
          <table:table-cell office:value-type="float" office:value="-0.0047452729729733">
            <text:p>-0.004745273</text:p>
          </table:table-cell>
          <table:table-cell office:value-type="float" office:value="-0.82965291570968">
            <text:p>-0.8296529157</text:p>
          </table:table-cell>
          <table:table-cell table:number-columns-repeated="5"/>
        </table:table-row>
        <table:table-row table:style-name="ro2">
          <table:table-cell office:value-type="string">
            <text:p>vanilla-wp453-4</text:p>
          </table:table-cell>
          <table:table-cell office:value-type="float" office:value="740">
            <text:p>740</text:p>
          </table:table-cell>
          <table:table-cell office:value-type="float" office:value="430.46934">
            <text:p>430.46934</text:p>
          </table:table-cell>
          <table:table-cell office:value-type="float" office:value="0.58171532432432">
            <text:p>0.5817153243</text:p>
          </table:table-cell>
          <table:table-cell office:value-type="float" office:value="0.0097565108108104">
            <text:p>0.0097565108</text:p>
          </table:table-cell>
          <table:table-cell office:value-type="float" office:value="1.7058065336692">
            <text:p>1.7058065337</text:p>
          </table:table-cell>
          <table:table-cell table:number-columns-repeated="5"/>
        </table:table-row>
        <table:table-row table:style-name="ro2">
          <table:table-cell office:value-type="string">
            <text:p>vanilla-wp461</text:p>
          </table:table-cell>
          <table:table-cell office:value-type="float" office:value="740">
            <text:p>740</text:p>
          </table:table-cell>
          <table:table-cell office:value-type="float" office:value="430.023656">
            <text:p>430.023656</text:p>
          </table:table-cell>
          <table:table-cell office:value-type="float" office:value="0.58111304864865">
            <text:p>0.5811130486</text:p>
          </table:table-cell>
          <table:table-cell office:value-type="float" office:value="0.0091542351351348">
            <text:p>0.0091542351</text:p>
          </table:table-cell>
          <table:table-cell office:value-type="float" office:value="1.6005060012802">
            <text:p>1.6005060013</text:p>
          </table:table-cell>
          <table:table-cell table:formula="of:=SUM([.C12:.C16])" office:value-type="float" office:value="2147.069172">
            <text:p>2147.069172</text:p>
          </table:table-cell>
          <table:table-cell table:formula="of:=SUM([.D12:.D16])" office:value-type="float" office:value="2.90144482702703">
            <text:p>2.901444827</text:p>
          </table:table-cell>
          <table:table-cell table:formula="of:=[.H12]/5" office:value-type="float" office:value="0.580288965405406">
            <text:p>0.5802889654</text:p>
          </table:table-cell>
          <table:table-cell table:formula="of:=[.I12]-[.I2]" office:value-type="float" office:value="0.009843052432434">
            <text:p>0.0098430524</text:p>
          </table:table-cell>
          <table:table-cell table:formula="of:=[.J12]/[.I2]" office:value-type="percentage" office:value="0.0172550143818812">
            <text:p>1.73%</text:p>
          </table:table-cell>
        </table:table-row>
        <table:table-row table:style-name="ro2">
          <table:table-cell office:value-type="string">
            <text:p>vanilla-wp461-1</text:p>
          </table:table-cell>
          <table:table-cell office:value-type="float" office:value="740">
            <text:p>740</text:p>
          </table:table-cell>
          <table:table-cell office:value-type="float" office:value="422.086223">
            <text:p>422.086223</text:p>
          </table:table-cell>
          <table:table-cell office:value-type="float" office:value="0.57038678783784">
            <text:p>0.5703867878</text:p>
          </table:table-cell>
          <table:table-cell office:value-type="float" office:value="-0.0015720256756754">
            <text:p>-0.0015720257</text:p>
          </table:table-cell>
          <table:table-cell office:value-type="float" office:value="-0.27484945393507">
            <text:p>-0.2748494539</text:p>
          </table:table-cell>
          <table:table-cell table:number-columns-repeated="5"/>
        </table:table-row>
        <table:table-row table:style-name="ro2">
          <table:table-cell office:value-type="string">
            <text:p>vanilla-wp461-2</text:p>
          </table:table-cell>
          <table:table-cell office:value-type="float" office:value="740">
            <text:p>740</text:p>
          </table:table-cell>
          <table:table-cell office:value-type="float" office:value="428.560221">
            <text:p>428.560221</text:p>
          </table:table-cell>
          <table:table-cell office:value-type="float" office:value="0.57913543378378">
            <text:p>0.5791354338</text:p>
          </table:table-cell>
          <table:table-cell office:value-type="float" office:value="0.0071766202702697">
            <text:p>0.0071766203</text:p>
          </table:table-cell>
          <table:table-cell office:value-type="float" office:value="1.2547442404435">
            <text:p>1.2547442404</text:p>
          </table:table-cell>
          <table:table-cell table:number-columns-repeated="5"/>
        </table:table-row>
        <table:table-row table:style-name="ro2">
          <table:table-cell office:value-type="string">
            <text:p>vanilla-wp461-3</text:p>
          </table:table-cell>
          <table:table-cell office:value-type="float" office:value="740">
            <text:p>740</text:p>
          </table:table-cell>
          <table:table-cell office:value-type="float" office:value="443.168991">
            <text:p>443.168991</text:p>
          </table:table-cell>
          <table:table-cell office:value-type="float" office:value="0.59887701486487">
            <text:p>0.5988770149</text:p>
          </table:table-cell>
          <table:table-cell office:value-type="float" office:value="0.026918201351352">
            <text:p>0.0269182014</text:p>
          </table:table-cell>
          <table:table-cell office:value-type="float" office:value="4.7063181325933">
            <text:p>4.7063181326</text:p>
          </table:table-cell>
          <table:table-cell table:number-columns-repeated="5"/>
        </table:table-row>
        <table:table-row table:style-name="ro2">
          <table:table-cell office:value-type="string">
            <text:p>vanilla-wp461-4</text:p>
          </table:table-cell>
          <table:table-cell office:value-type="float" office:value="740">
            <text:p>740</text:p>
          </table:table-cell>
          <table:table-cell office:value-type="float" office:value="423.230081">
            <text:p>423.230081</text:p>
          </table:table-cell>
          <table:table-cell office:value-type="float" office:value="0.57193254189189">
            <text:p>0.5719325419</text:p>
          </table:table-cell>
          <table:table-cell table:style-name="ce1" office:value-type="float" office:value="-0.00002627162162161">
            <text:p>-2.63E-005</text:p>
          </table:table-cell>
          <table:table-cell office:value-type="float" office:value="-0.0045932715784594">
            <text:p>-0.0045932716</text:p>
          </table:table-cell>
          <table:table-cell table:number-columns-repeated="5"/>
        </table:table-row>
        <table:table-row table:style-name="ro2">
          <table:table-cell office:value-type="string">
            <text:p>vanilla-wp47</text:p>
          </table:table-cell>
          <table:table-cell office:value-type="float" office:value="740">
            <text:p>740</text:p>
          </table:table-cell>
          <table:table-cell office:value-type="float" office:value="448.908488">
            <text:p>448.908488</text:p>
          </table:table-cell>
          <table:table-cell office:value-type="float" office:value="0.60663309189189">
            <text:p>0.6066330919</text:p>
          </table:table-cell>
          <table:table-cell office:value-type="float" office:value="0.034674278378379">
            <text:p>0.0346742784</text:p>
          </table:table-cell>
          <table:table-cell office:value-type="float" office:value="6.0623732966673">
            <text:p>6.0623732967</text:p>
          </table:table-cell>
          <table:table-cell table:formula="of:=SUM([.C17:.C21])" office:value-type="float" office:value="2301.349944">
            <text:p>2301.349944</text:p>
          </table:table-cell>
          <table:table-cell table:formula="of:=SUM([.D17:.D21])" office:value-type="float" office:value="3.10993235675676">
            <text:p>3.1099323568</text:p>
          </table:table-cell>
          <table:table-cell table:formula="of:=[.H17]/5" office:value-type="float" office:value="0.621986471351352">
            <text:p>0.6219864714</text:p>
          </table:table-cell>
          <table:table-cell table:formula="of:=[.I17]-[.I2]" office:value-type="float" office:value="0.0515405583783801">
            <text:p>0.0515405584</text:p>
          </table:table-cell>
          <table:table-cell table:formula="of:=[.J17]/[.I2]" office:value-type="percentage" office:value="0.0903513500688752">
            <text:p>9.04%</text:p>
          </table:table-cell>
        </table:table-row>
        <table:table-row table:style-name="ro2">
          <table:table-cell office:value-type="string">
            <text:p>vanilla-wp47-1</text:p>
          </table:table-cell>
          <table:table-cell office:value-type="float" office:value="740">
            <text:p>740</text:p>
          </table:table-cell>
          <table:table-cell office:value-type="float" office:value="444.238245">
            <text:p>444.238245</text:p>
          </table:table-cell>
          <table:table-cell office:value-type="float" office:value="0.6003219527027">
            <text:p>0.6003219527</text:p>
          </table:table-cell>
          <table:table-cell office:value-type="float" office:value="0.028363139189189">
            <text:p>0.0283631392</text:p>
          </table:table-cell>
          <table:table-cell office:value-type="float" office:value="4.9589478331413">
            <text:p>4.9589478331</text:p>
          </table:table-cell>
          <table:table-cell table:number-columns-repeated="2"/>
          <table:table-cell table:formula="of:=[.G17]/(740*5)" office:value-type="float" office:value="0.621986471351351">
            <text:p>0.6219864714</text:p>
          </table:table-cell>
          <table:table-cell table:number-columns-repeated="2"/>
        </table:table-row>
        <table:table-row table:style-name="ro2">
          <table:table-cell office:value-type="string">
            <text:p>vanilla-wp47-2</text:p>
          </table:table-cell>
          <table:table-cell office:value-type="float" office:value="740">
            <text:p>740</text:p>
          </table:table-cell>
          <table:table-cell office:value-type="float" office:value="473.514506">
            <text:p>473.514506</text:p>
          </table:table-cell>
          <table:table-cell office:value-type="float" office:value="0.63988446756757">
            <text:p>0.6398844676</text:p>
          </table:table-cell>
          <table:table-cell office:value-type="float" office:value="0.067925654054054">
            <text:p>0.0679256541</text:p>
          </table:table-cell>
          <table:table-cell office:value-type="float" office:value="11.875969466541">
            <text:p>11.8759694665</text:p>
          </table:table-cell>
          <table:table-cell table:number-columns-repeated="5"/>
        </table:table-row>
        <table:table-row table:style-name="ro2">
          <table:table-cell office:value-type="string">
            <text:p>vanilla-wp47-3</text:p>
          </table:table-cell>
          <table:table-cell office:value-type="float" office:value="740">
            <text:p>740</text:p>
          </table:table-cell>
          <table:table-cell office:value-type="float" office:value="463.202761">
            <text:p>463.202761</text:p>
          </table:table-cell>
          <table:table-cell office:value-type="float" office:value="0.62594967702703">
            <text:p>0.625949677</text:p>
          </table:table-cell>
          <table:table-cell office:value-type="float" office:value="0.053990863513514">
            <text:p>0.0539908635</text:p>
          </table:table-cell>
          <table:table-cell office:value-type="float" office:value="9.4396418479594">
            <text:p>9.439641848</text:p>
          </table:table-cell>
          <table:table-cell table:number-columns-repeated="5"/>
        </table:table-row>
        <table:table-row table:style-name="ro2">
          <table:table-cell office:value-type="string">
            <text:p>vanilla-wp47-4</text:p>
          </table:table-cell>
          <table:table-cell office:value-type="float" office:value="740">
            <text:p>740</text:p>
          </table:table-cell>
          <table:table-cell office:value-type="float" office:value="471.485944">
            <text:p>471.485944</text:p>
          </table:table-cell>
          <table:table-cell office:value-type="float" office:value="0.63714316756757">
            <text:p>0.6371431676</text:p>
          </table:table-cell>
          <table:table-cell office:value-type="float" office:value="0.065184354054054">
            <text:p>0.0651843541</text:p>
          </table:table-cell>
          <table:table-cell office:value-type="float" office:value="11.39668670435">
            <text:p>11.3966867044</text:p>
          </table:table-cell>
          <table:table-cell table:number-columns-repeated="5"/>
        </table:table-row>
        <table:table-row table:style-name="ro2" table:number-rows-repeated="1048554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30/12/2016</text:date>, <text:time>15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15:49:55.47</dc:date>
    <dc:creator>Herb Miller</dc:creator>
    <meta:document-statistic meta:table-count="1" meta:cell-count="146" meta:object-count="0"/>
    <meta:generator>OpenOffice/4.0.1$Win32 OpenOffice.org_project/401m5$Build-9714</meta:generator>
  </office:meta>
</office:document-meta>
</file>